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9.97mm" svg:height="90.04mm" svg:x="207.6mm" svg:y="34.53mm">
            <draw:object draw:notify-on-update-of-ranges="Planilha1.B1:Planilha1.I1 Planilha1.B14:Planilha1.I14 Planilha1.B16:Planilha1.I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º Threa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xec 1</text:p>
          </table:table-cell>
          <table:table-cell office:value-type="float" office:value="6975845" calcext:value-type="float">
            <text:p>6975845</text:p>
          </table:table-cell>
          <table:table-cell office:value-type="float" office:value="3921629" calcext:value-type="float">
            <text:p>3921629</text:p>
          </table:table-cell>
          <table:table-cell office:value-type="float" office:value="3527261" calcext:value-type="float">
            <text:p>3527261</text:p>
          </table:table-cell>
          <table:table-cell office:value-type="float" office:value="3197273" calcext:value-type="float">
            <text:p>3197273</text:p>
          </table:table-cell>
          <table:table-cell office:value-type="float" office:value="3203518" calcext:value-type="float">
            <text:p>3203518</text:p>
          </table:table-cell>
          <table:table-cell office:value-type="float" office:value="3155235" calcext:value-type="float">
            <text:p>3155235</text:p>
          </table:table-cell>
          <table:table-cell office:value-type="float" office:value="3141454" calcext:value-type="float">
            <text:p>3141454</text:p>
          </table:table-cell>
          <table:table-cell office:value-type="float" office:value="3125835" calcext:value-type="float">
            <text:p>3125835</text:p>
          </table:table-cell>
        </table:table-row>
        <table:table-row table:style-name="ro1">
          <table:table-cell office:value-type="string" calcext:value-type="string">
            <text:p>Exec 2</text:p>
          </table:table-cell>
          <table:table-cell office:value-type="float" office:value="7053452" calcext:value-type="float">
            <text:p>7053452</text:p>
          </table:table-cell>
          <table:table-cell office:value-type="float" office:value="3814293" calcext:value-type="float">
            <text:p>3814293</text:p>
          </table:table-cell>
          <table:table-cell office:value-type="float" office:value="3616139" calcext:value-type="float">
            <text:p>3616139</text:p>
          </table:table-cell>
          <table:table-cell office:value-type="float" office:value="3191108" calcext:value-type="float">
            <text:p>3191108</text:p>
          </table:table-cell>
          <table:table-cell office:value-type="float" office:value="3262480" calcext:value-type="float">
            <text:p>3262480</text:p>
          </table:table-cell>
          <table:table-cell office:value-type="float" office:value="3131077" calcext:value-type="float">
            <text:p>3131077</text:p>
          </table:table-cell>
          <table:table-cell office:value-type="float" office:value="3141750" calcext:value-type="float">
            <text:p>3141750</text:p>
          </table:table-cell>
          <table:table-cell office:value-type="float" office:value="3067586" calcext:value-type="float">
            <text:p>3067586</text:p>
          </table:table-cell>
        </table:table-row>
        <table:table-row table:style-name="ro1">
          <table:table-cell office:value-type="string" calcext:value-type="string">
            <text:p>Exec 3</text:p>
          </table:table-cell>
          <table:table-cell office:value-type="float" office:value="6982616" calcext:value-type="float">
            <text:p>6982616</text:p>
          </table:table-cell>
          <table:table-cell office:value-type="float" office:value="3800422" calcext:value-type="float">
            <text:p>3800422</text:p>
          </table:table-cell>
          <table:table-cell office:value-type="float" office:value="3461449" calcext:value-type="float">
            <text:p>3461449</text:p>
          </table:table-cell>
          <table:table-cell office:value-type="float" office:value="3124282" calcext:value-type="float">
            <text:p>3124282</text:p>
          </table:table-cell>
          <table:table-cell office:value-type="float" office:value="3162977" calcext:value-type="float">
            <text:p>3162977</text:p>
          </table:table-cell>
          <table:table-cell office:value-type="float" office:value="3144403" calcext:value-type="float">
            <text:p>3144403</text:p>
          </table:table-cell>
          <table:table-cell office:value-type="float" office:value="3152986" calcext:value-type="float">
            <text:p>3152986</text:p>
          </table:table-cell>
          <table:table-cell office:value-type="float" office:value="3128429" calcext:value-type="float">
            <text:p>3128429</text:p>
          </table:table-cell>
        </table:table-row>
        <table:table-row table:style-name="ro1">
          <table:table-cell office:value-type="string" calcext:value-type="string">
            <text:p>Exec 4</text:p>
          </table:table-cell>
          <table:table-cell office:value-type="float" office:value="7037588" calcext:value-type="float">
            <text:p>7037588</text:p>
          </table:table-cell>
          <table:table-cell office:value-type="float" office:value="3886131" calcext:value-type="float">
            <text:p>3886131</text:p>
          </table:table-cell>
          <table:table-cell office:value-type="float" office:value="3622427" calcext:value-type="float">
            <text:p>3622427</text:p>
          </table:table-cell>
          <table:table-cell office:value-type="float" office:value="3172964" calcext:value-type="float">
            <text:p>3172964</text:p>
          </table:table-cell>
          <table:table-cell office:value-type="float" office:value="3217451" calcext:value-type="float">
            <text:p>3217451</text:p>
          </table:table-cell>
          <table:table-cell office:value-type="float" office:value="3265248" calcext:value-type="float">
            <text:p>3265248</text:p>
          </table:table-cell>
          <table:table-cell office:value-type="float" office:value="3199782" calcext:value-type="float">
            <text:p>3199782</text:p>
          </table:table-cell>
          <table:table-cell office:value-type="float" office:value="3153674" calcext:value-type="float">
            <text:p>3153674</text:p>
          </table:table-cell>
        </table:table-row>
        <table:table-row table:style-name="ro1">
          <table:table-cell office:value-type="string" calcext:value-type="string">
            <text:p>Exec 5</text:p>
          </table:table-cell>
          <table:table-cell office:value-type="float" office:value="7110721" calcext:value-type="float">
            <text:p>7110721</text:p>
          </table:table-cell>
          <table:table-cell office:value-type="float" office:value="3884273" calcext:value-type="float">
            <text:p>3884273</text:p>
          </table:table-cell>
          <table:table-cell office:value-type="float" office:value="3611150" calcext:value-type="float">
            <text:p>3611150</text:p>
          </table:table-cell>
          <table:table-cell office:value-type="float" office:value="3237367" calcext:value-type="float">
            <text:p>3237367</text:p>
          </table:table-cell>
          <table:table-cell office:value-type="float" office:value="3232405" calcext:value-type="float">
            <text:p>3232405</text:p>
          </table:table-cell>
          <table:table-cell office:value-type="float" office:value="3255257" calcext:value-type="float">
            <text:p>3255257</text:p>
          </table:table-cell>
          <table:table-cell office:value-type="float" office:value="3232766" calcext:value-type="float">
            <text:p>3232766</text:p>
          </table:table-cell>
          <table:table-cell office:value-type="float" office:value="3122055" calcext:value-type="float">
            <text:p>3122055</text:p>
          </table:table-cell>
        </table:table-row>
        <table:table-row table:style-name="ro1">
          <table:table-cell office:value-type="string" calcext:value-type="string">
            <text:p>Exec 6</text:p>
          </table:table-cell>
          <table:table-cell office:value-type="float" office:value="6978078" calcext:value-type="float">
            <text:p>6978078</text:p>
          </table:table-cell>
          <table:table-cell office:value-type="float" office:value="3933016" calcext:value-type="float">
            <text:p>3933016</text:p>
          </table:table-cell>
          <table:table-cell office:value-type="float" office:value="3553630" calcext:value-type="float">
            <text:p>3553630</text:p>
          </table:table-cell>
          <table:table-cell office:value-type="float" office:value="3188248" calcext:value-type="float">
            <text:p>3188248</text:p>
          </table:table-cell>
          <table:table-cell office:value-type="float" office:value="3272665" calcext:value-type="float">
            <text:p>3272665</text:p>
          </table:table-cell>
          <table:table-cell office:value-type="float" office:value="3243885" calcext:value-type="float">
            <text:p>3243885</text:p>
          </table:table-cell>
          <table:table-cell office:value-type="float" office:value="3207949" calcext:value-type="float">
            <text:p>3207949</text:p>
          </table:table-cell>
          <table:table-cell office:value-type="float" office:value="3189499" calcext:value-type="float">
            <text:p>3189499</text:p>
          </table:table-cell>
        </table:table-row>
        <table:table-row table:style-name="ro1">
          <table:table-cell office:value-type="string" calcext:value-type="string">
            <text:p>Exec 7</text:p>
          </table:table-cell>
          <table:table-cell office:value-type="float" office:value="7085982" calcext:value-type="float">
            <text:p>7085982</text:p>
          </table:table-cell>
          <table:table-cell office:value-type="float" office:value="3918282" calcext:value-type="float">
            <text:p>3918282</text:p>
          </table:table-cell>
          <table:table-cell office:value-type="float" office:value="3553206" calcext:value-type="float">
            <text:p>3553206</text:p>
          </table:table-cell>
          <table:table-cell office:value-type="float" office:value="3324103" calcext:value-type="float">
            <text:p>3324103</text:p>
          </table:table-cell>
          <table:table-cell office:value-type="float" office:value="3242244" calcext:value-type="float">
            <text:p>3242244</text:p>
          </table:table-cell>
          <table:table-cell office:value-type="float" office:value="3277281" calcext:value-type="float">
            <text:p>3277281</text:p>
          </table:table-cell>
          <table:table-cell office:value-type="float" office:value="3337318" calcext:value-type="float">
            <text:p>3337318</text:p>
          </table:table-cell>
          <table:table-cell office:value-type="float" office:value="3180067" calcext:value-type="float">
            <text:p>3180067</text:p>
          </table:table-cell>
        </table:table-row>
        <table:table-row table:style-name="ro1">
          <table:table-cell office:value-type="string" calcext:value-type="string">
            <text:p>Exec 8</text:p>
          </table:table-cell>
          <table:table-cell office:value-type="float" office:value="7126817" calcext:value-type="float">
            <text:p>7126817</text:p>
          </table:table-cell>
          <table:table-cell office:value-type="float" office:value="3887829" calcext:value-type="float">
            <text:p>3887829</text:p>
          </table:table-cell>
          <table:table-cell office:value-type="float" office:value="3649932" calcext:value-type="float">
            <text:p>3649932</text:p>
          </table:table-cell>
          <table:table-cell office:value-type="float" office:value="3350965" calcext:value-type="float">
            <text:p>3350965</text:p>
          </table:table-cell>
          <table:table-cell office:value-type="float" office:value="3249704" calcext:value-type="float">
            <text:p>3249704</text:p>
          </table:table-cell>
          <table:table-cell office:value-type="float" office:value="3170291" calcext:value-type="float">
            <text:p>3170291</text:p>
          </table:table-cell>
          <table:table-cell office:value-type="float" office:value="3169387" calcext:value-type="float">
            <text:p>3169387</text:p>
          </table:table-cell>
          <table:table-cell office:value-type="float" office:value="3095406" calcext:value-type="float">
            <text:p>3095406</text:p>
          </table:table-cell>
        </table:table-row>
        <table:table-row table:style-name="ro1">
          <table:table-cell office:value-type="string" calcext:value-type="string">
            <text:p>Exec 9</text:p>
          </table:table-cell>
          <table:table-cell office:value-type="float" office:value="7070376" calcext:value-type="float">
            <text:p>7070376</text:p>
          </table:table-cell>
          <table:table-cell office:value-type="float" office:value="3833792" calcext:value-type="float">
            <text:p>3833792</text:p>
          </table:table-cell>
          <table:table-cell office:value-type="float" office:value="3538209" calcext:value-type="float">
            <text:p>3538209</text:p>
          </table:table-cell>
          <table:table-cell office:value-type="float" office:value="3289561" calcext:value-type="float">
            <text:p>3289561</text:p>
          </table:table-cell>
          <table:table-cell office:value-type="float" office:value="3183541" calcext:value-type="float">
            <text:p>3183541</text:p>
          </table:table-cell>
          <table:table-cell office:value-type="float" office:value="3200143" calcext:value-type="float">
            <text:p>3200143</text:p>
          </table:table-cell>
          <table:table-cell office:value-type="float" office:value="3254787" calcext:value-type="float">
            <text:p>3254787</text:p>
          </table:table-cell>
          <table:table-cell office:value-type="float" office:value="3321624" calcext:value-type="float">
            <text:p>3321624</text:p>
          </table:table-cell>
        </table:table-row>
        <table:table-row table:style-name="ro1">
          <table:table-cell office:value-type="string" calcext:value-type="string">
            <text:p>Exec 10</text:p>
          </table:table-cell>
          <table:table-cell office:value-type="float" office:value="7047765" calcext:value-type="float">
            <text:p>7047765</text:p>
          </table:table-cell>
          <table:table-cell office:value-type="float" office:value="3929564" calcext:value-type="float">
            <text:p>3929564</text:p>
          </table:table-cell>
          <table:table-cell office:value-type="float" office:value="3525322" calcext:value-type="float">
            <text:p>3525322</text:p>
          </table:table-cell>
          <table:table-cell office:value-type="float" office:value="3275103" calcext:value-type="float">
            <text:p>3275103</text:p>
          </table:table-cell>
          <table:table-cell office:value-type="float" office:value="3218872" calcext:value-type="float">
            <text:p>3218872</text:p>
          </table:table-cell>
          <table:table-cell office:value-type="float" office:value="3245674" calcext:value-type="float">
            <text:p>3245674</text:p>
          </table:table-cell>
          <table:table-cell office:value-type="float" office:value="3190724" calcext:value-type="float">
            <text:p>3190724</text:p>
          </table:table-cell>
          <table:table-cell office:value-type="float" office:value="3117490" calcext:value-type="float">
            <text:p>311749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2])" office:value-type="float" office:value="7046924" calcext:value-type="float">
            <text:p>7046924</text:p>
          </table:table-cell>
          <table:table-cell table:formula="of:=AVERAGE([.C2:.C12])" office:value-type="float" office:value="3880923.1" calcext:value-type="float">
            <text:p>3880923,1</text:p>
          </table:table-cell>
          <table:table-cell table:formula="of:=AVERAGE([.D2:.D12])" office:value-type="float" office:value="3565872.5" calcext:value-type="float">
            <text:p>3565872,5</text:p>
          </table:table-cell>
          <table:table-cell table:formula="of:=AVERAGE([.E2:.E12])" office:value-type="float" office:value="3235097.4" calcext:value-type="float">
            <text:p>3235097,4</text:p>
          </table:table-cell>
          <table:table-cell table:formula="of:=AVERAGE([.F2:.F12])" office:value-type="float" office:value="3224585.7" calcext:value-type="float">
            <text:p>3224585,7</text:p>
          </table:table-cell>
          <table:table-cell table:formula="of:=AVERAGE([.G2:.G12])" office:value-type="float" office:value="3208849.4" calcext:value-type="float">
            <text:p>3208849,4</text:p>
          </table:table-cell>
          <table:table-cell table:formula="of:=AVERAGE([.H2:.H12])" office:value-type="float" office:value="3202890.3" calcext:value-type="float">
            <text:p>3202890,3</text:p>
          </table:table-cell>
          <table:table-cell table:formula="of:=AVERAGE([.I2:.I12])" office:value-type="float" office:value="3150166.5" calcext:value-type="float">
            <text:p>3150166,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celeração</text:p>
          </table:table-cell>
          <table:table-cell table:formula="of:=([.B14]/[.B14])" office:value-type="float" office:value="1" calcext:value-type="float">
            <text:p>1</text:p>
          </table:table-cell>
          <table:table-cell table:formula="of:=([.B14]/[.C14])" office:value-type="float" office:value="1.81578552793277" calcext:value-type="float">
            <text:p>1,81578552793277</text:p>
          </table:table-cell>
          <table:table-cell table:formula="of:=([.B14]/[.D14])" office:value-type="float" office:value="1.9762131147426" calcext:value-type="float">
            <text:p>1,9762131147426</text:p>
          </table:table-cell>
          <table:table-cell table:formula="of:=([.B14]/[.E14])" office:value-type="float" office:value="2.17827259234915" calcext:value-type="float">
            <text:p>2,17827259234915</text:p>
          </table:table-cell>
          <table:table-cell table:formula="of:=([.B14]/[.F14])" office:value-type="float" office:value="2.18537345743362" calcext:value-type="float">
            <text:p>2,18537345743362</text:p>
          </table:table-cell>
          <table:table-cell table:formula="of:=([.B14]/[.G14])" office:value-type="float" office:value="2.19609059870494" calcext:value-type="float">
            <text:p>2,19609059870494</text:p>
          </table:table-cell>
          <table:table-cell table:formula="of:=([.B14]/[.H14])" office:value-type="float" office:value="2.20017650932347" calcext:value-type="float">
            <text:p>2,20017650932347</text:p>
          </table:table-cell>
          <table:table-cell table:formula="of:=([.B14]/[.I14])" office:value-type="float" office:value="2.23700048870433" calcext:value-type="float">
            <text:p>2,237000488704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20:28:33.373389777</meta:creation-date>
    <dc:date>2020-03-23T22:00:52.355499672</dc:date>
    <meta:editing-duration>PT18M8S</meta:editing-duration>
    <meta:editing-cycles>1</meta:editing-cycles>
    <meta:generator>LibreOffice/6.0.7.3$Linux_X86_64 LibreOffice_project/00m0$Build-3</meta:generator>
    <meta:document-statistic meta:table-count="1" meta:cell-count="1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7.001cm" svg:y="0.316cm" chart:style-name="ch2">
          <text:p>Pthreads</text:p>
        </chart:title>
        <chart:legend chart:legend-position="end" svg:x="12.987cm" svg:y="3.954cm" style:legend-expansion="high" chart:style-name="ch3"/>
        <chart:plot-area chart:style-name="ch4" table:cell-range-address="Planilha1.B1:Planilha1.I1 Planilha1.B14:Planilha1.I14 Planilha1.B16:Planilha1.I16" chart:data-source-has-labels="both" svg:x="1.33cm" svg:y="1.275cm" svg:width="11.338cm" svg:height="6.569cm">
          <chartooo:coordinate-region svg:x="2.877cm" svg:y="1.474cm" svg:width="9.063cm" svg:height="5.723cm"/>
          <chart:axis chart:dimension="x" chart:name="primary-x" chart:style-name="ch5" chartooo:axis-type="auto">
            <chartooo:date-scale/>
            <chart:title svg:x="5.91cm" svg:y="8.024cm" chart:style-name="ch6">
              <text:p>Nº de Threads</text:p>
            </chart:title>
            <chart:categories table:cell-range-address="Planilha1.B1:Planilha1.I1"/>
          </chart:axis>
          <chart:axis chart:dimension="y" chart:name="primary-y" chart:style-name="ch7">
            <chart:title svg:x="0.451cm" svg:y="5.397cm" chart:style-name="ch8">
              <text:p>Tempo(us)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Planilha1.B14:Planilha1.I14" loext:label-string="tempo" chart:class="chart:bar">
            <chart:data-point chart:repeated="8"/>
          </chart:series>
          <chart:series chart:attached-axis="secondary-y" chart:style-name="ch12" chart:values-cell-range-address="Planilha1.B16:Planilha1.I16" loext:label-string="aceleração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</text:p>
              </table:table-cell>
              <table:table-cell office:value-type="string">
                <text:p>aceleração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lanilha1.B1:Planilha1.I1</svg:desc>
                </draw:g>
              </table:table-cell>
              <table:table-cell office:value-type="float" office:value="7046924">
                <text:p>7046924</text:p>
                <draw:g>
                  <svg:desc>Planilha1.B14:Planilha1.I14</svg:desc>
                </draw:g>
              </table:table-cell>
              <table:table-cell office:value-type="float" office:value="1">
                <text:p>1</text:p>
                <draw:g>
                  <svg:desc>Planilha1.B16:Planilha1.I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880923.1">
                <text:p>3880923.1</text:p>
              </table:table-cell>
              <table:table-cell office:value-type="float" office:value="1.81578552793277">
                <text:p>1.8157855279327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565872.5">
                <text:p>3565872.5</text:p>
              </table:table-cell>
              <table:table-cell office:value-type="float" office:value="1.9762131147426">
                <text:p>1.976213114742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235097.4">
                <text:p>3235097.4</text:p>
              </table:table-cell>
              <table:table-cell office:value-type="float" office:value="2.17827259234915">
                <text:p>2.1782725923491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224585.7">
                <text:p>3224585.7</text:p>
              </table:table-cell>
              <table:table-cell office:value-type="float" office:value="2.18537345743362">
                <text:p>2.1853734574336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208849.4">
                <text:p>3208849.4</text:p>
              </table:table-cell>
              <table:table-cell office:value-type="float" office:value="2.19609059870494">
                <text:p>2.1960905987049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202890.3">
                <text:p>3202890.3</text:p>
              </table:table-cell>
              <table:table-cell office:value-type="float" office:value="2.20017650932347">
                <text:p>2.200176509323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150166.5">
                <text:p>3150166.5</text:p>
              </table:table-cell>
              <table:table-cell office:value-type="float" office:value="2.23700048870433">
                <text:p>2.237000488704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